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335b6"/>
    </style:style>
    <style:style style:name="T2" style:family="text">
      <style:text-properties style:text-position="super 58%" officeooo:rsid="000a48de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bookmark-start text:name="Referencia Aralux"/><text:s/><text:span text:style-name="T2">1</text:span><text:span text:style-name="T1"> Auralux: </text:span><text:a xlink:type="simple" xlink:href="http://www.auraluxgame.com/" text:style-name="Internet_20_link" text:visited-style-name="Visited_20_Internet_20_Link"><text:span text:style-name="T1">http://www.auraluxgame.com/</text:span></text:a><text:bookmark-end text:name="Referencia Aralux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Villanueva Forner</meta:initial-creator>
    <meta:creation-date>2018-02-10T16:04:29.082000000</meta:creation-date>
    <meta:generator>LibreOffice/5.3.7.2$Windows_X86_64 LibreOffice_project/6b8ed514a9f8b44d37a1b96673cbbdd077e24059</meta:generator>
    <dc:date>2018-02-10T16:15:11.853000000</dc:date>
    <dc:creator>Javier Villanueva Forner</dc:creator>
    <meta:editing-duration>PT10M41S</meta:editing-duration>
    <meta:editing-cycles>5</meta:editing-cycles>
    <meta:document-statistic meta:table-count="0" meta:image-count="0" meta:object-count="0" meta:page-count="1" meta:paragraph-count="1" meta:word-count="3" meta:character-count="39" meta:non-whitespace-character-count="36"/>
  </office:meta>
</office:document-meta>
</file>